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6pt" fo:font-weight="bold" officeooo:rsid="0022ad8a" officeooo:paragraph-rsid="0022ad8a" style:font-weight-asian="bold" style:font-weight-complex="bold"/>
    </style:style>
    <style:style style:name="P3" style:family="paragraph" style:parent-style-name="Standard">
      <style:paragraph-properties fo:text-align="start" style:justify-single-word="false"/>
      <style:text-properties fo:font-size="16pt" fo:font-weight="bold" officeooo:rsid="0022ad8a" officeooo:paragraph-rsid="0022ad8a" style:font-weight-asian="bold" style:font-weight-complex="bold"/>
    </style:style>
    <style:style style:name="P4" style:family="paragraph" style:parent-style-name="Standard">
      <style:paragraph-properties fo:text-align="start" style:justify-single-word="false"/>
      <style:text-properties fo:font-size="16pt" fo:font-weight="bold" officeooo:rsid="0022ad8a" officeooo:paragraph-rsid="002a164b" style:font-weight-asian="bold" style:font-weight-complex="bold"/>
    </style:style>
    <style:style style:name="P5" style:family="paragraph" style:parent-style-name="Standard">
      <style:paragraph-properties fo:text-align="start" style:justify-single-word="false"/>
      <style:text-properties fo:font-size="16pt" fo:font-weight="bold" officeooo:rsid="0022ad8a" officeooo:paragraph-rsid="002a66dd" style:font-weight-asian="bold" style:font-weight-complex="bold"/>
    </style:style>
    <style:style style:name="P6" style:family="paragraph" style:parent-style-name="Standard">
      <style:paragraph-properties fo:text-align="start" style:justify-single-word="false"/>
      <style:text-properties fo:font-size="12pt" fo:font-weight="bold" officeooo:rsid="0022ad8a" officeooo:paragraph-rsid="0022ad8a" style:font-weight-asian="bold" style:font-weight-complex="bold"/>
    </style:style>
    <style:style style:name="P7" style:family="paragraph" style:parent-style-name="Standard">
      <style:paragraph-properties fo:text-align="start" style:justify-single-word="false"/>
      <style:text-properties fo:font-size="12pt" fo:font-weight="bold" officeooo:rsid="00281675" officeooo:paragraph-rsid="00281675" style:font-weight-asian="bold" style:font-weight-complex="bold"/>
    </style:style>
    <style:style style:name="P8" style:family="paragraph" style:parent-style-name="Standard" style:list-style-name="L1">
      <style:paragraph-properties fo:text-align="start" style:justify-single-word="false"/>
      <style:text-properties fo:font-size="12pt" fo:font-weight="normal" officeooo:rsid="002344f7" officeooo:paragraph-rsid="002344f7" style:font-weight-asian="normal" style:font-weight-complex="normal"/>
    </style:style>
    <style:style style:name="P9" style:family="paragraph" style:parent-style-name="Standard" style:list-style-name="L3">
      <style:paragraph-properties fo:text-align="start" style:justify-single-word="false"/>
      <style:text-properties fo:font-size="12pt" fo:font-weight="normal" officeooo:rsid="00242370" officeooo:paragraph-rsid="00242370" style:font-weight-asian="normal" style:font-weight-complex="normal"/>
    </style:style>
    <style:style style:name="P10" style:family="paragraph" style:parent-style-name="Standard" style:list-style-name="L2">
      <style:paragraph-properties fo:text-align="start" style:justify-single-word="false"/>
      <style:text-properties fo:font-size="12pt" fo:font-weight="normal" officeooo:rsid="00242370" officeooo:paragraph-rsid="00242370" style:font-weight-asian="normal" style:font-weight-complex="normal"/>
    </style:style>
    <style:style style:name="P11" style:family="paragraph" style:parent-style-name="Standard" style:list-style-name="L2">
      <style:paragraph-properties fo:text-align="start" style:justify-single-word="false"/>
      <style:text-properties fo:font-size="12pt" fo:font-weight="normal" officeooo:rsid="0024db7b" officeooo:paragraph-rsid="0024db7b" style:font-weight-asian="normal" style:font-weight-complex="normal"/>
    </style:style>
    <style:style style:name="P12" style:family="paragraph" style:parent-style-name="Standard">
      <style:paragraph-properties fo:text-align="start" style:justify-single-word="false"/>
      <style:text-properties fo:font-size="12pt" fo:font-weight="normal" officeooo:rsid="0024db7b" officeooo:paragraph-rsid="0024db7b" style:font-weight-asian="normal" style:font-weight-complex="normal"/>
    </style:style>
    <style:style style:name="P13" style:family="paragraph" style:parent-style-name="Standard">
      <style:paragraph-properties fo:text-align="start" style:justify-single-word="false"/>
      <style:text-properties fo:font-size="12pt" fo:font-weight="normal" officeooo:rsid="0024db7b" officeooo:paragraph-rsid="0027b8d8" style:font-weight-asian="normal" style:font-weight-complex="normal"/>
    </style:style>
    <style:style style:name="P14" style:family="paragraph" style:parent-style-name="Standard" style:list-style-name="L4">
      <style:paragraph-properties fo:text-align="start" style:justify-single-word="false"/>
      <style:text-properties fo:font-size="12pt" fo:font-weight="normal" officeooo:rsid="00281675" officeooo:paragraph-rsid="00281675" style:font-weight-asian="normal" style:font-weight-complex="normal"/>
    </style:style>
    <style:style style:name="P15" style:family="paragraph" style:parent-style-name="Standard" style:list-style-name="L4">
      <style:paragraph-properties fo:text-align="start" style:justify-single-word="false"/>
      <style:text-properties fo:font-size="12pt" fo:font-weight="normal" officeooo:rsid="002a164b" officeooo:paragraph-rsid="002a164b" style:font-weight-asian="normal" style:font-weight-complex="normal"/>
    </style:style>
    <style:style style:name="P16" style:family="paragraph" style:parent-style-name="Standard">
      <style:paragraph-properties fo:text-align="start" style:justify-single-word="false"/>
      <style:text-properties fo:font-size="12pt" fo:font-weight="normal" officeooo:rsid="002a164b" officeooo:paragraph-rsid="002a164b" style:font-weight-asian="normal" style:font-weight-complex="normal"/>
    </style:style>
    <style:style style:name="P17" style:family="paragraph" style:parent-style-name="Standard" style:list-style-name="L5">
      <style:paragraph-properties fo:text-align="start" style:justify-single-word="false"/>
      <style:text-properties fo:font-size="12pt" fo:font-weight="normal" officeooo:rsid="002a164b" officeooo:paragraph-rsid="002a164b" style:font-weight-asian="normal" style:font-weight-complex="normal"/>
    </style:style>
    <style:style style:name="P18" style:family="paragraph" style:parent-style-name="Standard">
      <style:paragraph-properties fo:text-align="start" style:justify-single-word="false"/>
      <style:text-properties fo:font-size="14pt" fo:font-weight="bold" officeooo:rsid="0022ad8a" officeooo:paragraph-rsid="0022ad8a" style:font-weight-asian="bold" style:font-weight-complex="bold"/>
    </style:style>
    <style:style style:name="P19" style:family="paragraph" style:parent-style-name="Standard">
      <style:paragraph-properties fo:text-align="start" style:justify-single-word="false"/>
      <style:text-properties fo:font-size="14pt" fo:font-weight="bold" officeooo:rsid="00242370" officeooo:paragraph-rsid="00242370" style:font-weight-asian="bold" style:font-weight-complex="bold"/>
    </style:style>
    <style:style style:name="P20" style:family="paragraph" style:parent-style-name="Standard">
      <style:paragraph-properties fo:text-align="start" style:justify-single-word="false"/>
      <style:text-properties fo:font-size="14pt" fo:font-weight="bold" officeooo:rsid="00281675" officeooo:paragraph-rsid="00281675" style:font-weight-asian="bold" style:font-weight-complex="bold"/>
    </style:style>
    <style:style style:name="P21" style:family="paragraph" style:parent-style-name="Standard">
      <style:paragraph-properties fo:text-align="start" style:justify-single-word="false" fo:break-before="page"/>
      <style:text-properties fo:font-size="12pt" fo:font-weight="normal" officeooo:rsid="0024db7b" officeooo:paragraph-rsid="00281675" style:font-weight-asian="normal" style:font-weight-complex="normal"/>
    </style:style>
    <style:style style:name="P22" style:family="paragraph" style:parent-style-name="Standard">
      <style:paragraph-properties fo:text-align="start" style:justify-single-word="false" fo:break-before="page"/>
      <style:text-properties fo:font-size="14pt" fo:font-weight="bold" officeooo:rsid="00242370" officeooo:paragraph-rsid="00242370" style:font-weight-asian="bold" style:font-weight-complex="bold"/>
    </style:style>
    <style:style style:name="P23" style:family="paragraph">
      <style:paragraph-properties style:writing-mode="lr-tb"/>
      <style:text-properties style:font-name="Liberation Sans1" fo:font-size="1pt"/>
    </style:style>
    <style:style style:name="P24" style:family="paragraph">
      <loext:graphic-properties draw:fill="solid" draw:fill-color="#eeeeee" draw:opacity="20%"/>
      <style:paragraph-properties style:writing-mode="lr-tb"/>
      <style:text-properties style:font-name="Liberation Sans1" fo:font-size="1pt"/>
    </style:style>
    <style:style style:name="T1" style:family="text">
      <style:text-properties fo:font-weight="normal" style:font-weight-asian="normal" style:font-weight-complex="normal"/>
    </style:style>
    <style:style style:name="T2" style:family="text">
      <style:text-properties fo:font-weight="normal" officeooo:rsid="002344f7" style:font-weight-asian="normal" style:font-weight-complex="normal"/>
    </style:style>
    <style:style style:name="T3" style:family="text">
      <style:text-properties fo:font-weight="normal" officeooo:rsid="00242370" style:font-weight-asian="normal" style:font-weight-complex="normal"/>
    </style:style>
    <style:style style:name="T4" style:family="text">
      <style:text-properties fo:font-weight="normal" officeooo:rsid="0024db7b" style:font-weight-asian="normal" style:font-weight-complex="normal"/>
    </style:style>
    <style:style style:name="T5" style:family="text">
      <style:text-properties fo:font-weight="normal" officeooo:rsid="0027b8d8" style:font-weight-asian="normal" style:font-weight-complex="normal"/>
    </style:style>
    <style:style style:name="T6" style:family="text">
      <style:text-properties fo:font-weight="normal" officeooo:rsid="002a164b" style:font-weight-asian="normal" style:font-weight-complex="normal"/>
    </style:style>
    <style:style style:name="T7" style:family="text">
      <style:text-properties fo:font-weight="normal" officeooo:rsid="002a66dd" style:font-weight-asian="normal" style:font-weight-complex="normal"/>
    </style:style>
    <style:style style:name="T8" style:family="text">
      <style:text-properties fo:font-size="12pt" fo:font-weight="normal" style:font-weight-asian="normal" style:font-weight-complex="normal"/>
    </style:style>
    <style:style style:name="T9" style:family="text">
      <style:text-properties fo:font-size="12pt" fo:font-weight="normal" officeooo:rsid="002344f7" style:font-weight-asian="normal" style:font-weight-complex="normal"/>
    </style:style>
    <style:style style:name="T10" style:family="text">
      <style:text-properties fo:font-size="12pt" fo:font-weight="normal" officeooo:rsid="00242370" style:font-weight-asian="normal" style:font-weight-complex="normal"/>
    </style:style>
    <style:style style:name="T11" style:family="text">
      <style:text-properties fo:font-size="12pt" fo:font-weight="normal" officeooo:rsid="0024db7b" style:font-weight-asian="normal" style:font-weight-complex="normal"/>
    </style:style>
    <style:style style:name="T12" style:family="text">
      <style:text-properties fo:font-size="12pt" fo:font-weight="normal" officeooo:rsid="0027b8d8" style:font-weight-asian="normal" style:font-weight-complex="normal"/>
    </style:style>
    <style:style style:name="T13" style:family="text">
      <style:text-properties fo:font-size="12pt" fo:font-weight="normal" officeooo:rsid="00281675" style:font-weight-asian="normal" style:font-weight-complex="normal"/>
    </style:style>
    <style:style style:name="T14" style:family="text">
      <style:text-properties fo:font-size="12pt" fo:font-weight="normal" officeooo:rsid="002a164b" style:font-weight-asian="normal" style:font-weight-complex="normal"/>
    </style:style>
    <style:style style:name="T15" style:family="text">
      <style:text-properties fo:font-size="12pt" fo:font-weight="normal" officeooo:rsid="002a66dd" style:font-weight-asian="normal" style:font-weight-complex="normal"/>
    </style:style>
    <style:style style:name="T16" style:family="text">
      <style:text-properties fo:font-size="12pt" fo:font-style="italic" fo:font-weight="normal" officeooo:rsid="002a164b" style:font-style-asian="italic" style:font-weight-asian="normal" style:font-style-complex="italic" style:font-weight-complex="normal"/>
    </style:style>
    <style:style style:name="T17" style:family="text">
      <style:text-properties officeooo:rsid="002344f7"/>
    </style:style>
    <style:style style:name="T18" style:family="text">
      <style:text-properties officeooo:rsid="00242370"/>
    </style:style>
    <style:style style:name="T19" style:family="text">
      <style:text-properties fo:font-style="italic" officeooo:rsid="00242370" style:font-style-asian="italic" style:font-style-complex="italic"/>
    </style:style>
    <style:style style:name="T20" style:family="text">
      <style:text-properties fo:font-style="normal" officeooo:rsid="00242370" style:font-style-asian="normal" style:font-style-complex="normal"/>
    </style:style>
    <style:style style:name="T21" style:family="text">
      <style:text-properties officeooo:rsid="0024db7b"/>
    </style:style>
    <style:style style:name="T22" style:family="text">
      <style:text-properties officeooo:rsid="00264cd1"/>
    </style:style>
    <style:style style:name="T23" style:family="text">
      <style:text-properties officeooo:rsid="00268e14"/>
    </style:style>
    <style:style style:name="T24" style:family="text">
      <style:text-properties officeooo:rsid="0027b8d8"/>
    </style:style>
    <style:style style:name="T25" style:family="text">
      <style:text-properties officeooo:rsid="00281675"/>
    </style:style>
    <style:style style:name="T26" style:family="text">
      <style:text-properties officeooo:rsid="002a164b"/>
    </style:style>
    <style:style style:name="T27" style:family="text">
      <style:text-properties fo:font-weight="bold" style:font-weight-asian="bold" style:font-weight-complex="bold"/>
    </style:style>
    <style:style style:name="T28" style:family="text">
      <style:text-properties fo:font-weight="bold" officeooo:rsid="00268e14" style:font-weight-asian="bold" style:font-weight-complex="bold"/>
    </style:style>
    <style:style style:name="T29" style:family="text">
      <style:text-properties fo:font-weight="bold" officeooo:rsid="0027b8d8" style:font-weight-asian="bold" style:font-weight-complex="bold"/>
    </style:style>
    <style:style style:name="T30" style:family="text">
      <style:text-properties fo:font-weight="bold" officeooo:rsid="00242370" style:font-weight-asian="bold" style:font-weight-complex="bold"/>
    </style:style>
    <style:style style:name="T31" style:family="text">
      <style:text-properties officeooo:rsid="002a66dd"/>
    </style:style>
    <style:style style:name="T32" style:family="text">
      <style:text-properties style:font-name="Liberation Sans1" fo:font-size="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style:style style:name="gr1" style:family="graphic">
      <style:graphic-properties draw:stroke="none" draw:fill="solid" draw:fill-color="#eeeeee" draw:opacity="20%" draw:auto-grow-height="false" draw:auto-grow-width="false" fo:min-height="1.7429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eeeeee" draw:opacity="20%" draw:auto-grow-height="false" draw:auto-grow-width="false" fo:min-height="1.8425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eeeeee" draw:opacity="20%" draw:auto-grow-height="false" draw:auto-grow-width="false" fo:min-height="1.129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ll LMMS<text:span text:style-name="T18"> </text:span><text:span text:style-name="T17">Instruments </text:span>Plugin In-Depth Explanation</text:p>
      <text:p text:style-name="P3"><text:span text:style-name="T8"/></text:p>
      <text:p text:style-name="P3"><text:span text:style-name="T8">Author<text:tab/><text:tab/>: Muhammad Faran Aiki<text:line-break/>Purposes<text:tab/>: Video Essay, In-Depth Understanding, Study about LMMS</text:span></text:p>
      <text:p text:style-name="P3"><text:span text:style-name="T8">Software<text:tab/>: LMMS</text:span><text:span text:style-name="T8"><text:line-break/>Type<text:tab/><text:tab/>: Audio, Sound, and Music<text:line-break/><text:line-break/></text:span><text:span text:style-name="T9">Date<text:tab/><text:tab/>: </text:span><text:span text:style-name="T11">10/20/2021</text:span></text:p>
      <text:p text:style-name="P5"><text:span text:style-name="T11">Latest Upload<text:tab/>: 10/20/2021<text:line-break/></text:span><text:span text:style-name="T12"><text:line-break/>Revision<text:tab/>: 0<text:line-break/></text:span><text:span text:style-name="T15">Last Version<text:tab/>: 1.3.0</text:span><text:span text:style-name="T8"><text:line-break/></text:span><text:span text:style-name="T13">Latest<text:tab/><text:tab/>: AudioFileProcessor</text:span></text:p>
      <text:p text:style-name="P19"/>
      <text:p text:style-name="P20">Note</text:p>
      <text:p text:style-name="P7"><text:span text:style-name="T1"><text:tab/>Please note that this file maybe will be dropped because of how inconsistent the first author is. If someone has the time, they can write this and distribute it freely, and </text:span><text:span text:style-name="T6">it </text:span><text:span text:style-name="T1">must </text:span>free<text:span text:style-name="T1">. </text:span><text:span text:style-name="T6">This has nothing to do to school or college, it is just for fun and for myself too.</text:span></text:p>
      <text:p text:style-name="P7"><text:span text:style-name="T6"><text:tab/></text:span><text:span text:style-name="T7">This is primarily used for my video. I hate apostrophe because for me, they are not for document or something that can be seen as “professional”. That’s why I do not use them in this document.</text:span></text:p>
      <text:p text:style-name="P22">Definition</text:p>
      <text:list xml:id="list3052396038" text:style-name="L3">
        <text:list-item>
          <text:p text:style-name="P9">“Third party data” is a file, bank, language, or table that is associated or not associated with LMMS which supports a specific plugin. <text:span text:style-name="T22">For example, you may notice that soundfonts are indeed a third party data, but not the “Sf2 Player” plugin.</text:span></text:p>
        </text:list-item>
        <text:list-item>
          <text:p text:style-name="P9">“<text:span text:style-name="T25">Time based functionality</text:span>” <text:span text:style-name="T25">is a function that has a relation with time. Pitch is a time based functionality, since it is a hertz, whereas amplitude is not.</text:span></text:p>
        </text:list-item>
        <text:list-item>
          <text:p text:style-name="P9">“<text:span text:style-name="T25">Static based functionality” is the antonym of “time based functionality”</text:span></text:p>
        </text:list-item>
      </text:list>
      <text:p text:style-name="P3"><text:span text:style-name="T8"/></text:p>
      <text:p text:style-name="P18">Introduction</text:p>
      <text:p text:style-name="P4"><text:span text:style-name="T8"><text:tab/></text:span><text:span text:style-name="T14">LMMS has many plugins, either it is an instrument one, or an effect one. In this document, I will explain what each instruments plugin do and do not. This is an in-depth analysis; however, this document may or may not be perfect literally, musically, or </text:span><text:span text:style-name="T16">software-tically</text:span><text:span text:style-name="T14">.</text:span></text:p>
      <text:p text:style-name="P4"><text:span text:style-name="T8"><text:tab/>There are two </text:span><text:span text:style-name="T10">“unofficial” </text:span><text:span text:style-name="T8">types of </text:span><text:span text:style-name="T9">instrument </text:span><text:span text:style-name="T8">plugin in LMMS </text:span><text:span text:style-name="T9">that will be categorized here. Those two have different purposes and cannot be ranked onto another plugin that </text:span><text:span text:style-name="T13">are</text:span><text:span text:style-name="T9"> not in the same type. They can be categorized as follow:</text:span></text:p>
      <text:list xml:id="list1375998958" text:style-name="L1">
        <text:list-item>
          <text:p text:style-name="P8"><text:span text:style-name="T27">Sound </text:span><text:span text:style-name="T30">G</text:span><text:span text:style-name="T27">enerator</text:span>; <text:span text:style-name="T18">this plugin does not need any third party data, meaning it can generate on its own. It can be standalone; however, it can uses other third party data such as</text:span><text:span text:style-name="T19"> xpf</text:span><text:span text:style-name="T20"> or</text:span><text:span text:style-name="T19"> xif </text:span><text:span text:style-name="T20">file format that can be used on almost any plugin</text:span><text:span text:style-name="T18">.</text:span></text:p>
        </text:list-item>
        <text:list-item>
          <text:p text:style-name="P8"><text:span text:style-name="T27">File/</text:span><text:span text:style-name="T30">B</text:span><text:span text:style-name="T27">ank opener</text:span>; <text:span text:style-name="T18">this plugin must at least has a third party data, meaning it cannot be standalone. </text:span><text:span text:style-name="T25">One must download the file from the internet, or use it from the LMMS itself if and only if LMMS has one.</text:span></text:p>
        </text:list-item>
      </text:list>
      <text:p text:style-name="P3"><text:span text:style-name="T8"/></text:p>
      <text:p text:style-name="P18">Audio File Processor</text:p>
      <text:p text:style-name="P6"><text:span text:style-name="T1"><text:tab/>“AudioFileProcessor” is the core plugin—</text:span><text:span text:style-name="T2">whose job is to </text:span><text:span text:style-name="T4">deploy data into the LMMS from</text:span><text:span text:style-name="T2"> a specific f</text:span><text:span text:style-name="T4">ile</text:span><text:span text:style-name="T2">—</text:span><text:span text:style-name="T1">in LMMS. </text:span><text:span text:style-name="T3">It is categorized as “File/Bank Opener” </text:span><text:span text:style-name="T4">because it is not standalone and because of its purpose</text:span><text:span text:style-name="T3">. </text:span><text:span text:style-name="T4">There are limited supported files </text:span><text:span text:style-name="T5">to this plugin</text:span><text:span text:style-name="T4">, which are</text:span><text:span text:style-name="T2">:</text:span></text:p>
      <text:list xml:id="list1919003060" text:style-name="L2">
        <text:list-item>
          <text:p text:style-name="P10">Wave files (.wav)</text:p>
        </text:list-item>
        <text:list-item>
          <text:p text:style-name="P10">OGG Vorbis Audio format files (.ogg)</text:p>
        </text:list-item>
        <text:list-item>
          <text:p text:style-name="P10">DrumSynth files (.ds)</text:p>
        </text:list-item>
        <text:list-item>
          <text:p text:style-name="P10">Free Lossless Audio Codec files (.flac)</text:p>
        </text:list-item>
        <text:list-item>
          <text:p text:style-name="P10">SPEEX files <text:span text:style-name="T21">(.spx)</text:span></text:p>
        </text:list-item>
        <text:list-item>
          <text:p text:style-name="P11">VOC files (.voc)</text:p>
        </text:list-item>
        <text:list-item>
          <text:p text:style-name="P11">Audio Interchange File Format files (.aif or .aiff)</text:p>
        </text:list-item>
        <text:list-item>
          <text:p text:style-name="P11">AU files (.au)</text:p>
        </text:list-item>
        <text:list-item>
          <text:p text:style-name="P11">Raw files (.raw)</text:p>
        </text:list-item>
      </text:list>
      <text:p text:style-name="P13"><text:tab/><text:span text:style-name="T23">The length </text:span><text:span text:style-name="T24">of the file (sound)</text:span><text:span text:style-name="T23"> </text:span><text:span text:style-name="T28">has no limit</text:span><text:span text:style-name="T23">. This means that if you have a sample that has a length of </text:span><text:span text:style-name="T26">one (1)</text:span><text:span text:style-name="T23"> hour, </text:span><text:span text:style-name="T24">it is theoretically possible that LMMS loads the file correctly with some major problems. Though, I do not suggest this, since it is useless, gain no advantage, and will slow the computer. Try to prove it with the combination of one song (I suggest a long one), and then repeat it using Audacity.</text:span></text:p>
      <text:p text:style-name="P12"><text:tab/><text:span text:style-name="T24">Another thing to mention is that LMMS </text:span><text:span text:style-name="T29">changes the pitch of the file by speeding them up</text:span><text:span text:style-name="T24">. You can prove this by using one song—not a sample—and then try to play a note that is not the base note (please note that the base note unmodified is A4, no pun intended). </text:span><text:span text:style-name="T25">You will hear that it is at least sped up by a little bit, depends on what note you play. Moreover, you can combine it with the plugin effect, envelope, and LFO to change the current sample.</text:span></text:p>
      <text:p text:style-name="P21"><text:span text:style-name="T25"><text:tab/></text:span><text:span text:style-name="T26">In the UI, t</text:span><text:span text:style-name="T25">here are four knobs where each knob has a relation to the time based functionality or static based functionality. </text:span><text:span text:style-name="T31">Ordered f</text:span><text:span text:style-name="T25">rom left to right, the knobs are:</text:span></text:p>
      <text:list xml:id="list3235473082" text:style-name="L4">
        <text:list-item>
          <text:p text:style-name="P14">Amplitude, a static one, and by its name, it changes the current amplitude, making it sounds louder or quieter. <text:span text:style-name="T26">This depends on your configuration, it can be denoted as 0–200, or maybe using a decibel.</text:span></text:p>
        </text:list-item>
        <text:list-item>
          <text:p text:style-name="P14">Start point, a time based one, <text:span text:style-name="T26">and by its name, it changes the start point of the sample. What this mean is that the knob is used to skip some section from the sample and when the note is played, it will direct the first time into that start point not in milisecond, second, but in a percentage.</text:span></text:p>
        </text:list-item>
        <text:list-item>
          <text:p text:style-name="P15">Loop point, a time based one, not to be confused with end point, and by its name, it changes the current loop point. It is uses percentage, not milisecond or second. The structure of how LMMS plays the note is:</text:p>
          <text:list>
            <text:list-item>
              <text:p text:style-name="P15">Start at the start point.</text:p>
            </text:list-item>
            <text:list-item>
              <text:p text:style-name="P15">When it reaches the end point, go to the start point.</text:p>
            </text:list-item>
            <text:list-item>
              <text:p text:style-name="P15">When it reaches the loop point, go to start point.</text:p>
            </text:list-item>
            <text:list-item>
              <text:p text:style-name="P15">Repeat number 3.</text:p>
            </text:list-item>
            <text:list-item>
              <text:p text:style-name="P15">???</text:p>
            </text:list-item>
            <text:list-item>
              <text:p text:style-name="P15">Repeat until the note is not played.</text:p>
            </text:list-item>
          </text:list>
        </text:list-item>
        <text:list-item>
          <text:p text:style-name="P15">End point, a time based one, by its name, it changes the current end point. It uses percentage, the same as 2 and 3.</text:p>
        </text:list-item>
      </text:list>
      <text:p text:style-name="P16"><text:tab/><text:span text:style-name="T31">Furthermore, there are 5 buttons on the right side. Ordered from top to bottom and left to right, those buttons are:</text:span></text:p>
      <text:list xml:id="list2264851803" text:style-name="L5">
        <text:list-item>
          <text:p text:style-name="P17"/>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day number:style="long"/>
      <number:text>-</number:text>
      <number:month number:style="long"/>
      <number:text>-</number:text>
      <number:year number:style="long"/>
    </number:date-style>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eeeeee" draw:opacity="20%"/>
      <style:paragraph-properties style:writing-mode="lr-tb"/>
      <style:text-properties style:font-name="Liberation Sans1" fo:font-size="1pt"/>
    </style:style>
    <style:style style:name="MP3" style:family="paragraph" style:parent-style-name="Footer">
      <style:paragraph-properties fo:text-align="end" style:justify-single-word="false"/>
    </style:style>
    <style:style style:name="MT1" style:family="text">
      <style:text-properties style:font-name="Liberation Sans1" fo:font-size="1pt"/>
    </style:style>
    <style:style style:name="Mgr1" style:family="graphic">
      <style:graphic-properties draw:stroke="none" draw:fill="solid" draw:fill-color="#eeeeee" draw:opacity="20%" draw:auto-grow-height="false" draw:auto-grow-width="false" fo:min-height="1.7429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eeeeee" draw:opacity="20%" draw:auto-grow-height="false" draw:auto-grow-width="false" fo:min-height="1.129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eeeeee" draw:opacity="20%" draw:auto-grow-height="false" draw:auto-grow-width="false" fo:min-height="1.8425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draw:custom-shape text:anchor-type="char" draw:z-index="11" draw:name="PowerPlusWaterMarkObject 1" draw:style-name="Mgr1" draw:text-style-name="MP2" svg:width="6.9248in" svg:height="1.7425in" draw:transform="rotate (0.785398163397448) translate (0.397916666666667in 6.25215441819773in)"><text:p text:style-name="MP1"><text:span text:style-name="MT1">Faran Aiki</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page-number text:select-page="current">3</text:page-number></text:p>
      </style:footer>
    </style:master-page>
    <style:master-page style:name="First_20_Page" style:display-name="First Page" style:page-layout-name="Mpm2" style:next-style-name="Standard">
      <style:header>
        <text:p text:style-name="Header"><draw:custom-shape text:anchor-type="char" draw:z-index="0" draw:name="PowerPlusWaterMarkObject" draw:style-name="Mgr1" draw:text-style-name="MP2" svg:width="6.9248in" svg:height="1.7425in" draw:transform="rotate (0.785398163397448)"><text:p text:style-name="MP1"><text:span text:style-name="MT1">Faran Aiki</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style:next-style-name="Right_20_Page">
      <style:header>
        <text:p text:style-name="Header"><draw:custom-shape text:anchor-type="char" draw:z-index="1" draw:name="PowerPlusWaterMarkObject" draw:style-name="Mgr1" draw:text-style-name="MP2" svg:width="6.9248in" svg:height="1.7425in" draw:transform="rotate (0.785398163397448)"><text:p text:style-name="MP1"><text:span text:style-name="MT1">Faran Aiki</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style:next-style-name="Left_20_Page">
      <style:header>
        <text:p text:style-name="Header"><draw:custom-shape text:anchor-type="char" draw:z-index="2" draw:name="PowerPlusWaterMarkObject" draw:style-name="Mgr1" draw:text-style-name="MP2" svg:width="6.9248in" svg:height="1.7425in" draw:transform="rotate (0.785398163397448)"><text:p text:style-name="MP1"><text:span text:style-name="MT1">Faran Aiki</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style:header>
        <text:p text:style-name="Header"><draw:custom-shape text:anchor-type="char" draw:z-index="3" draw:name="PowerPlusWaterMarkObject" draw:style-name="Mgr2" draw:text-style-name="MP2" svg:width="4.4878in" svg:height="1.1295in" draw:transform="skewX (5.6933248935482E-017) rotate (0.785398163397448)"><text:p text:style-name="MP1"><text:span text:style-name="MT1">Faran Aiki</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style:header>
        <text:p text:style-name="Header"><draw:custom-shape text:anchor-type="char" draw:z-index="4" draw:name="PowerPlusWaterMarkObject" draw:style-name="Mgr1" draw:text-style-name="MP2" svg:width="6.9248in" svg:height="1.7425in" draw:transform="rotate (0.785398163397448)"><text:p text:style-name="MP1"><text:span text:style-name="MT1">Faran Aiki</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style:header>
        <text:p text:style-name="Header"><draw:custom-shape text:anchor-type="char" draw:z-index="5" draw:name="PowerPlusWaterMarkObject" draw:style-name="Mgr3" draw:text-style-name="MP2" svg:width="7.3185in" svg:height="1.8421in" draw:transform="rotate (0.785398163397448)"><text:p text:style-name="MP1"><text:span text:style-name="MT1">Faran Aiki</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style:header>
        <text:p text:style-name="Header"><draw:custom-shape text:anchor-type="char" draw:z-index="6" draw:name="PowerPlusWaterMarkObject" draw:style-name="Mgr1" draw:text-style-name="MP2" svg:width="6.9248in" svg:height="1.7425in" draw:transform="rotate (0.785398163397448)"><text:p text:style-name="MP1"><text:span text:style-name="MT1">Faran Aiki</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style:header>
        <text:p text:style-name="Header"><draw:custom-shape text:anchor-type="char" draw:z-index="7" draw:name="PowerPlusWaterMarkObject" draw:style-name="Mgr1" draw:text-style-name="MP2" svg:width="6.9248in" svg:height="1.7425in" draw:transform="rotate (0.785398163397448)"><text:p text:style-name="MP1"><text:span text:style-name="MT1">Faran Aiki</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style:header>
        <text:p text:style-name="Header"><draw:custom-shape text:anchor-type="char" draw:z-index="8" draw:name="PowerPlusWaterMarkObject" draw:style-name="Mgr1" draw:text-style-name="MP2" svg:width="6.9248in" svg:height="1.7425in" draw:transform="rotate (0.785398163397448)"><text:p text:style-name="MP1"><text:span text:style-name="MT1">Faran Aiki</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0T15:11:15.980701199</meta:creation-date>
    <dc:title>Sekolah</dc:title>
    <meta:editing-duration>PT5M38S</meta:editing-duration>
    <meta:editing-cycles>2</meta:editing-cycles>
    <meta:generator>LibreOffice/7.1.6.2.0$Linux_X86_64 LibreOffice_project/10$Build-2</meta:generator>
    <dc:date>2021-10-20T19:13:42.360839733</dc:date>
    <meta:document-statistic meta:table-count="0" meta:image-count="0" meta:object-count="0" meta:page-count="3" meta:paragraph-count="43" meta:word-count="913" meta:character-count="4934" meta:non-whitespace-character-count="4078"/>
  </office:meta>
</office:document-meta>
</file>